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1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2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0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5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1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28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1696" calcext:value-type="float">
            <text:p>37.1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1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5912" calcext:value-type="float">
            <text:p>37.3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3408" calcext:value-type="float">
            <text:p>37.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0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75497142857" calcext:value-type="float">
            <text:p>37.32754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96655483871" calcext:value-type="float">
            <text:p>37.4396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05952" calcext:value-type="float">
            <text:p>37.68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38407741935" calcext:value-type="float">
            <text:p>37.8338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9682580645" calcext:value-type="float">
            <text:p>37.6739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1301935484" calcext:value-type="float">
            <text:p>37.2981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4753548387" calcext:value-type="float">
            <text:p>36.9994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08936" calcext:value-type="float">
            <text:p>37.07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9793103448" calcext:value-type="float">
            <text:p>37.3169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83584516129" calcext:value-type="float">
            <text:p>37.428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3016774194" calcext:value-type="float">
            <text:p>37.4903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2028" calcext:value-type="float">
            <text:p>37.56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292448" calcext:value-type="float">
            <text:p>37.632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30312" calcext:value-type="float">
            <text:p>37.61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90812903226" calcext:value-type="float">
            <text:p>37.509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70572903226" calcext:value-type="float">
            <text:p>37.3170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54528" calcext:value-type="float">
            <text:p>37.12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1530322581" calcext:value-type="float">
            <text:p>37.1121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99536" calcext:value-type="float">
            <text:p>37.16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1700645161" calcext:value-type="float">
            <text:p>37.3221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21465714286" calcext:value-type="float">
            <text:p>37.4221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20746666667" calcext:value-type="float">
            <text:p>37.5120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6572903226" calcext:value-type="float">
            <text:p>37.5456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0236" calcext:value-type="float">
            <text:p>37.603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70030344828" calcext:value-type="float">
            <text:p>37.71700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86415483871" calcext:value-type="float">
            <text:p>37.6286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98043870968" calcext:value-type="float">
            <text:p>37.4198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65545806452" calcext:value-type="float">
            <text:p>37.0065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2183225806" calcext:value-type="float">
            <text:p>37.1552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60602857143" calcext:value-type="float">
            <text:p>37.27606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2260645161" calcext:value-type="float">
            <text:p>37.3892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3780645161" calcext:value-type="float">
            <text:p>37.462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2104" calcext:value-type="float">
            <text:p>37.54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85780645161" calcext:value-type="float">
            <text:p>37.538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53573333333" calcext:value-type="float">
            <text:p>37.4453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24939354839" calcext:value-type="float">
            <text:p>37.3324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67456" calcext:value-type="float">
            <text:p>37.15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8788965517" calcext:value-type="float">
            <text:p>37.20987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20601290323" calcext:value-type="float">
            <text:p>37.3520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18348571429" calcext:value-type="float">
            <text:p>37.43183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29964444444" calcext:value-type="float">
            <text:p>37.492996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12152258064" calcext:value-type="float">
            <text:p>37.67121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3422" calcext:value-type="float">
            <text:p>37.793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96563870968" calcext:value-type="float">
            <text:p>37.7596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83624" calcext:value-type="float">
            <text:p>37.74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78490322581" calcext:value-type="float">
            <text:p>37.727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05550344828" calcext:value-type="float">
            <text:p>37.18055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9429677419" calcext:value-type="float">
            <text:p>37.1889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74084" calcext:value-type="float">
            <text:p>37.227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2250322581" calcext:value-type="float">
            <text:p>37.3072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03859310345" calcext:value-type="float">
            <text:p>37.43038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82541935484" calcext:value-type="float">
            <text:p>37.528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83292903226" calcext:value-type="float">
            <text:p>37.5883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94496551724" calcext:value-type="float">
            <text:p>37.7694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3683076923" calcext:value-type="float">
            <text:p>37.76436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2584" calcext:value-type="float">
            <text:p>37.6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9829677419" calcext:value-type="float">
            <text:p>37.5089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65310967742" calcext:value-type="float">
            <text:p>37.2365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6928" calcext:value-type="float">
            <text:p>36.88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95390967742" calcext:value-type="float">
            <text:p>36.9195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81608" calcext:value-type="float">
            <text:p>36.94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18407741935" calcext:value-type="float">
            <text:p>37.0718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0746" calcext:value-type="float">
            <text:p>37.210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64095483871" calcext:value-type="float">
            <text:p>37.296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8663225806" calcext:value-type="float">
            <text:p>37.3868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6624" calcext:value-type="float">
            <text:p>37.4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98944" calcext:value-type="float">
            <text:p>37.55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3873548387" calcext:value-type="float">
            <text:p>37.4383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6709677419" calcext:value-type="float">
            <text:p>37.298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0696" calcext:value-type="float">
            <text:p>37.20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19447741935" calcext:value-type="float">
            <text:p>37.1419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1856" calcext:value-type="float">
            <text:p>37.12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1690322581" calcext:value-type="float">
            <text:p>37.240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33042857143" calcext:value-type="float">
            <text:p>37.32330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3873548387" calcext:value-type="float">
            <text:p>37.4383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07700645161" calcext:value-type="float">
            <text:p>37.5507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52104" calcext:value-type="float">
            <text:p>37.67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2007483871" calcext:value-type="float">
            <text:p>37.7420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89416" calcext:value-type="float">
            <text:p>37.70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2743225806" calcext:value-type="float">
            <text:p>37.6032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61259354839" calcext:value-type="float">
            <text:p>37.4361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1536" calcext:value-type="float">
            <text:p>37.1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10655483871" calcext:value-type="float">
            <text:p>37.211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6748" calcext:value-type="float">
            <text:p>37.22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82892903226" calcext:value-type="float">
            <text:p>37.2682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54171428571" calcext:value-type="float">
            <text:p>37.355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93762580645" calcext:value-type="float">
            <text:p>37.5093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99891612903" calcext:value-type="float">
            <text:p>37.6199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81312" calcext:value-type="float">
            <text:p>37.77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6926451613" calcext:value-type="float">
            <text:p>37.8776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89512" calcext:value-type="float">
            <text:p>37.98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27184516129" calcext:value-type="float">
            <text:p>38.022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4490322581" calcext:value-type="float">
            <text:p>37.956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67420689655" calcext:value-type="float">
            <text:p>37.1267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4650322581" calcext:value-type="float">
            <text:p>36.9414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2552" calcext:value-type="float">
            <text:p>36.86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19104516129" calcext:value-type="float">
            <text:p>36.8919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85602758621" calcext:value-type="float">
            <text:p>37.03856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7122580645" calcext:value-type="float">
            <text:p>37.149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4216774194" calcext:value-type="float">
            <text:p>37.3074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71726451613" calcext:value-type="float">
            <text:p>37.5271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74712" calcext:value-type="float">
            <text:p>37.57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59060645161" calcext:value-type="float">
            <text:p>37.4959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83241290323" calcext:value-type="float">
            <text:p>37.1783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73864" calcext:value-type="float">
            <text:p>36.79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44209032258" calcext:value-type="float">
            <text:p>36.6744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97944" calcext:value-type="float">
            <text:p>36.75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43339354839" calcext:value-type="float">
            <text:p>36.8143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82171428571" calcext:value-type="float">
            <text:p>36.8982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98975483871" calcext:value-type="float">
            <text:p>37.009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30552258064" calcext:value-type="float">
            <text:p>37.15305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62144" calcext:value-type="float">
            <text:p>37.32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55881290323" calcext:value-type="float">
            <text:p>37.3855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12128" calcext:value-type="float">
            <text:p>37.49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6756129032" calcext:value-type="float">
            <text:p>37.2866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8389677419" calcext:value-type="float">
            <text:p>37.1188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79" calcext:value-type="float">
            <text:p>36.5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86030967742" calcext:value-type="float">
            <text:p>36.2886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3304" calcext:value-type="float">
            <text:p>36.22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83081290323" calcext:value-type="float">
            <text:p>36.2883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07845714286" calcext:value-type="float">
            <text:p>36.4307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3304" calcext:value-type="float">
            <text:p>36.60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2824516129" calcext:value-type="float">
            <text:p>36.732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67664" calcext:value-type="float">
            <text:p>36.91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89896774194" calcext:value-type="float">
            <text:p>36.898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4244" calcext:value-type="float">
            <text:p>37.00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1117419355" calcext:value-type="float">
            <text:p>36.8801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8116129032" calcext:value-type="float">
            <text:p>36.850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7776" calcext:value-type="float">
            <text:p>36.39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93548387097" calcext:value-type="float">
            <text:p>36.379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1032" calcext:value-type="float">
            <text:p>36.41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19341935484" calcext:value-type="float">
            <text:p>36.491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00871428571" calcext:value-type="float">
            <text:p>36.6200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7956129032" calcext:value-type="float">
            <text:p>36.722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6103225806" calcext:value-type="float">
            <text:p>36.862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52272" calcext:value-type="float">
            <text:p>36.89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80756129032" calcext:value-type="float">
            <text:p>37.0580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5008" calcext:value-type="float">
            <text:p>37.2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3130322581" calcext:value-type="float">
            <text:p>37.6303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8162580645" calcext:value-type="float">
            <text:p>36.8388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79496" calcext:value-type="float">
            <text:p>35.86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86781176471" calcext:value-type="float">
            <text:p>36.398678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2944" calcext:value-type="float">
            <text:p>36.56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47158709677" calcext:value-type="float">
            <text:p>36.6747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3819862069" calcext:value-type="float">
            <text:p>36.76381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6229677419" calcext:value-type="float">
            <text:p>36.9146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3770322581" calcext:value-type="float">
            <text:p>36.9993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38728" calcext:value-type="float">
            <text:p>37.18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3633548387" calcext:value-type="float">
            <text:p>37.2463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03136" calcext:value-type="float">
            <text:p>37.51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60676129032" calcext:value-type="float">
            <text:p>37.7560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6343225806" calcext:value-type="float">
            <text:p>37.0546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7552" calcext:value-type="float">
            <text:p>36.80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12110967742" calcext:value-type="float">
            <text:p>36.5812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4496" calcext:value-type="float">
            <text:p>36.56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91058064516" calcext:value-type="float">
            <text:p>36.599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92162857143" calcext:value-type="float">
            <text:p>36.6192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3166451613" calcext:value-type="float">
            <text:p>36.7743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86947096774" calcext:value-type="float">
            <text:p>36.8986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4696" calcext:value-type="float">
            <text:p>37.0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4076" calcext:value-type="float">
            <text:p>37.18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8216" calcext:value-type="float">
            <text:p>37.38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67218064516" calcext:value-type="float">
            <text:p>37.3367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66934193548" calcext:value-type="float">
            <text:p>36.9866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81112" calcext:value-type="float">
            <text:p>36.3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32939354839" calcext:value-type="float">
            <text:p>36.1132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57928" calcext:value-type="float">
            <text:p>36.03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42944516129" calcext:value-type="float">
            <text:p>36.154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30802857143" calcext:value-type="float">
            <text:p>36.29308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21251612903" calcext:value-type="float">
            <text:p>36.422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31475" calcext:value-type="float">
            <text:p>36.613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93728" calcext:value-type="float">
            <text:p>36.73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66763870968" calcext:value-type="float">
            <text:p>36.7766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3168" calcext:value-type="float">
            <text:p>36.92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4316363636" calcext:value-type="float">
            <text:p>37.08543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48136" calcext:value-type="float">
            <text:p>36.68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2552" calcext:value-type="float">
            <text:p>36.10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38611612903" calcext:value-type="float">
            <text:p>35.8338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20416" calcext:value-type="float">
            <text:p>35.84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8823483871" calcext:value-type="float">
            <text:p>35.8888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1551428571" calcext:value-type="float">
            <text:p>36.02115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54338064516" calcext:value-type="float">
            <text:p>36.1754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51501935484" calcext:value-type="float">
            <text:p>36.315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88340645161" calcext:value-type="float">
            <text:p>36.5388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60704" calcext:value-type="float">
            <text:p>36.93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79950967742" calcext:value-type="float">
            <text:p>36.7579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02051612903" calcext:value-type="float">
            <text:p>36.300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5304" calcext:value-type="float">
            <text:p>35.91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16461935484" calcext:value-type="float">
            <text:p>35.7116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40792" calcext:value-type="float">
            <text:p>35.58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9429677419" calcext:value-type="float">
            <text:p>35.6649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27994482759" calcext:value-type="float">
            <text:p>35.77279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3243870968" calcext:value-type="float">
            <text:p>35.8653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03618064516" calcext:value-type="float">
            <text:p>35.980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60848" calcext:value-type="float">
            <text:p>36.08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21602580645" calcext:value-type="float">
            <text:p>36.1621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88936" calcext:value-type="float">
            <text:p>36.30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1720516129" calcext:value-type="float">
            <text:p>36.2817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23628387097" calcext:value-type="float">
            <text:p>36.0623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2928" calcext:value-type="float">
            <text:p>35.8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39597419355" calcext:value-type="float">
            <text:p>35.6639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8608" calcext:value-type="float">
            <text:p>35.5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10505806452" calcext:value-type="float">
            <text:p>35.6410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19662857143" calcext:value-type="float">
            <text:p>35.76196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32941935484" calcext:value-type="float">
            <text:p>35.943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5063225806" calcext:value-type="float">
            <text:p>36.0305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4304" calcext:value-type="float">
            <text:p>36.2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2936774194" calcext:value-type="float">
            <text:p>36.2832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91776" calcext:value-type="float">
            <text:p>36.54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48317419355" calcext:value-type="float">
            <text:p>36.5448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01878709677" calcext:value-type="float">
            <text:p>36.2601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24992" calcext:value-type="float">
            <text:p>35.6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11032258065" calcext:value-type="float">
            <text:p>35.251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1888" calcext:value-type="float">
            <text:p>35.14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48451612903" calcext:value-type="float">
            <text:p>35.324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68345714286" calcext:value-type="float">
            <text:p>35.30683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8824516129" calcext:value-type="float">
            <text:p>35.208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1974193548" calcext:value-type="float">
            <text:p>35.304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39704" calcext:value-type="float">
            <text:p>35.37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2046451613" calcext:value-type="float">
            <text:p>35.4972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8128" calcext:value-type="float">
            <text:p>35.5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53654193548" calcext:value-type="float">
            <text:p>35.5053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21961290323" calcext:value-type="float">
            <text:p>35.392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00416" calcext:value-type="float">
            <text:p>35.08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0583483871" calcext:value-type="float">
            <text:p>34.7305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448" calcext:value-type="float">
            <text:p>34.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7063225806" calcext:value-type="float">
            <text:p>34.5827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90408571429" calcext:value-type="float">
            <text:p>34.88904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3863225806" calcext:value-type="float">
            <text:p>34.68938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33421935484" calcext:value-type="float">
            <text:p>34.8033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72912" calcext:value-type="float">
            <text:p>34.86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6993548387" calcext:value-type="float">
            <text:p>34.981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9" calcext:value-type="float">
            <text:p>35.14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9532903226" calcext:value-type="float">
            <text:p>34.9609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8732903226" calcext:value-type="float">
            <text:p>34.320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057091525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28" meta:object-count="0"/>
    <meta:user-defined meta:name="AppVersion">3.0</meta:user-defined>
  </office:meta>
</office:document-meta>
</file>